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401" officeooo:paragraph-rsid="0016e401"/>
    </style:style>
    <style:style style:name="P2" style:family="paragraph" style:parent-style-name="Standard">
      <style:text-properties fo:font-style="normal" fo:font-weight="normal" officeooo:rsid="0016e401" officeooo:paragraph-rsid="0016e40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6efd3" officeooo:paragraph-rsid="0016efd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6efd3" officeooo:paragraph-rsid="0018051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italic" fo:font-weight="bold" officeooo:rsid="001943a6" officeooo:paragraph-rsid="001943a6" style:font-style-asian="italic" style:font-weight-asian="bold" style:font-style-complex="italic" style:font-weight-complex="bold"/>
    </style:style>
    <style:style style:name="T1" style:family="text">
      <style:text-properties officeooo:rsid="0016efd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16efd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8051b" style:font-style-asian="italic" style:font-weight-asian="bold" style:font-style-complex="italic" style:font-weight-complex="bold"/>
    </style:style>
    <style:style style:name="T5" style:family="text">
      <style:text-properties officeooo:rsid="0018051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officeooo:rsid="0018051b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 <text:span text:style-name="T10">Selenium is a web automation module that can be used to get a webpages html code.</text:span></text:p>
      <text:p text:style-name="P1"/>
      <text:p text:style-name="P1">Step-1.</text:p>
      <text:p text:style-name="P1"><text:tab/>The selenium webdriver module implements the classes that support <text:span text:style-name="T1">different browsers including Firefox, Chrome, Internet Explorer, Safari, others, and RemoteWebDriver too to test on broweser available on remote machines.</text:span></text:p>
      <text:p text:style-name="P1"><text:tab/><text:span text:style-name="T1">We need <text:s/>to import webdriver from the Selenium package to use the Selenium WebDriver methods as <text:line-break/><text:tab/></text:span></text:p>
      <text:p text:style-name="P1"><text:tab/><text:span text:style-name="T3">from selenium import webdriver</text:span></text:p>
      <text:p text:style-name="P2"/>
      <text:p text:style-name="P3">Step-2.</text:p>
      <text:p text:style-name="P4"><text:s/><text:tab/>Next, we need the object of the browser which we’ll use to load the web page. The beowser object provides a programmable interface to communicate with the browser using the Selenium command. In the test script, we are using <text:span text:style-name="T5">Chrome</text:span>. We can create an instance of the <text:span text:style-name="T5">Chrome as shown in the following code:</text:span></text:p>
      <text:p text:style-name="P4"/>
      <text:p text:style-name="P4"><text:tab/><text:span text:style-name="T4">driver = webdriver.Chrome()</text:span></text:p>
      <text:p text:style-name="P4"><text:span text:style-name="T5"><text:tab/></text:span></text:p>
      <text:p text:style-name="P4"><text:tab/><text:span text:style-name="T5">On executing this statement, a new Chrome window will lounch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2:30:56.564231137</meta:creation-date>
    <meta:generator>LibreOffice/6.2.6.2$Linux_X86_64 LibreOffice_project/20$Build-2</meta:generator>
    <dc:date>2019-09-06T21:30:20.708819298</dc:date>
    <meta:editing-duration>PT5H23M8S</meta:editing-duration>
    <meta:editing-cycles>2</meta:editing-cycles>
    <meta:document-statistic meta:table-count="0" meta:image-count="0" meta:object-count="0" meta:page-count="1" meta:paragraph-count="10" meta:word-count="135" meta:character-count="845" meta:non-whitespace-character-count="706"/>
  </office:meta>
</office:document-meta>
</file>